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paragraph-rsid="001aea73"/>
    </style:style>
    <style:style style:name="P12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3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4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5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16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17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18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19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0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1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2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3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4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25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26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27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28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29" style:family="paragraph" style:parent-style-name="Standard">
      <style:text-properties officeooo:rsid="001cb0da" officeooo:paragraph-rsid="001cb0da"/>
    </style:style>
    <style:style style:name="P30" style:family="paragraph" style:parent-style-name="Standard">
      <style:text-properties officeooo:rsid="002255f9" officeooo:paragraph-rsid="002255f9"/>
    </style:style>
    <style:style style:name="P31" style:family="paragraph" style:parent-style-name="Standard">
      <style:text-properties officeooo:rsid="00238881" officeooo:paragraph-rsid="00238881"/>
    </style:style>
    <style:style style:name="P32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33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34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35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36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44" style:family="paragraph" style:parent-style-name="Standard">
      <style:text-properties officeooo:rsid="002b217f" officeooo:paragraph-rsid="002b217f"/>
    </style:style>
    <style:style style:name="P45" style:family="paragraph" style:parent-style-name="Standard">
      <style:text-properties officeooo:rsid="002b217f" officeooo:paragraph-rsid="002e343f"/>
    </style:style>
    <style:style style:name="P46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52" style:family="paragraph" style:parent-style-name="Standard">
      <style:text-properties officeooo:rsid="002e343f" officeooo:paragraph-rsid="002e343f"/>
    </style:style>
    <style:style style:name="P53" style:family="paragraph" style:parent-style-name="Standard">
      <style:text-properties officeooo:rsid="0030a956" officeooo:paragraph-rsid="0030a956"/>
    </style:style>
    <style:style style:name="P54" style:family="paragraph" style:parent-style-name="Standard">
      <style:text-properties officeooo:rsid="00325905" officeooo:paragraph-rsid="00325905"/>
    </style:style>
    <style:style style:name="P55" style:family="paragraph" style:parent-style-name="Standard">
      <style:text-properties officeooo:rsid="0033dfef" officeooo:paragraph-rsid="0033dfef"/>
    </style:style>
    <style:style style:name="P56" style:family="paragraph" style:parent-style-name="Standard">
      <style:text-properties officeooo:rsid="0033f2bb" officeooo:paragraph-rsid="0033f2bb"/>
    </style:style>
    <style:style style:name="P57" style:family="paragraph" style:parent-style-name="Standard">
      <style:text-properties officeooo:rsid="0036c3c1" officeooo:paragraph-rsid="0036c3c1"/>
    </style:style>
    <style:style style:name="P58" style:family="paragraph" style:parent-style-name="Standard">
      <style:text-properties style:text-underline-style="none" officeooo:rsid="001bdf0a" officeooo:paragraph-rsid="00325905"/>
    </style:style>
    <style:style style:name="P59" style:family="paragraph" style:parent-style-name="Standard">
      <style:text-properties officeooo:rsid="003a0806" officeooo:paragraph-rsid="003a0806"/>
    </style:style>
    <style:style style:name="P60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61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62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63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64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65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66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67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68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69" style:family="paragraph" style:parent-style-name="Standard">
      <style:text-properties officeooo:rsid="00427288" officeooo:paragraph-rsid="00427288"/>
    </style:style>
    <style:style style:name="P7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72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73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74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75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76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77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78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79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80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81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82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83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84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85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86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87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88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89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90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91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92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93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9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9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9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97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98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99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100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10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10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10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10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10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111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113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114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115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116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117" style:family="paragraph" style:parent-style-name="Table_20_Contents">
      <style:text-properties style:text-underline-style="none" officeooo:rsid="00325905" officeooo:paragraph-rsid="00325905"/>
    </style:style>
    <style:style style:name="P118" style:family="paragraph" style:parent-style-name="Table_20_Contents">
      <style:text-properties style:text-underline-style="none" officeooo:rsid="00325905" officeooo:paragraph-rsid="003a0806"/>
    </style:style>
    <style:style style:name="P119" style:family="paragraph" style:parent-style-name="Table_20_Contents">
      <style:text-properties style:text-underline-style="none" officeooo:rsid="00325905" officeooo:paragraph-rsid="005e431f"/>
    </style:style>
    <style:style style:name="P120" style:family="paragraph" style:parent-style-name="Table_20_Contents">
      <style:text-properties style:text-underline-style="none" officeooo:rsid="00325905" officeooo:paragraph-rsid="0074af1a"/>
    </style:style>
    <style:style style:name="P121" style:family="paragraph" style:parent-style-name="Table_20_Contents">
      <style:text-properties officeooo:paragraph-rsid="003a0806"/>
    </style:style>
    <style:style style:name="P122" style:family="paragraph" style:parent-style-name="Table_20_Contents">
      <style:text-properties officeooo:paragraph-rsid="005e431f"/>
    </style:style>
    <style:style style:name="P123" style:family="paragraph" style:parent-style-name="Table_20_Contents">
      <style:text-properties officeooo:paragraph-rsid="0074af1a"/>
    </style:style>
    <style:style style:name="P1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12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1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1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1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1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1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1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132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33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34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135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136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142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43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44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45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46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47" style:family="paragraph" style:parent-style-name="Standard">
      <style:text-properties style:text-underline-style="none" fo:font-weight="bold" officeooo:rsid="007d7af7" officeooo:paragraph-rsid="007d7af7" style:font-weight-asian="bold" style:font-weight-complex="bold"/>
    </style:style>
    <style:style style:name="P148" style:family="paragraph" style:parent-style-name="Standard">
      <style:text-properties style:text-underline-style="none" fo:font-weight="bold" officeooo:rsid="0080cd90" officeooo:paragraph-rsid="0080cd90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85174a" officeooo:paragraph-rsid="0085174a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89b4e6" officeooo:paragraph-rsid="0089b4e6" style:font-weight-asian="bold" style:font-weight-complex="bold"/>
    </style:style>
    <style:style style:name="P15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15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154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155" style:family="paragraph" style:parent-style-name="Standard">
      <style:text-properties style:text-underline-style="solid" style:text-underline-width="auto" style:text-underline-color="font-color" fo:font-weight="bold" officeooo:rsid="007d7af7" officeooo:paragraph-rsid="007d7af7" style:font-weight-asian="bold" style:font-weight-complex="bold"/>
    </style:style>
    <style:style style:name="P156" style:family="paragraph" style:parent-style-name="Standard">
      <style:text-properties style:text-underline-style="solid" style:text-underline-width="auto" style:text-underline-color="font-color" fo:font-weight="bold" officeooo:rsid="007db6c0" officeooo:paragraph-rsid="007db6c0" style:font-weight-asian="bold" style:font-weight-complex="bold"/>
    </style:style>
    <style:style style:name="P157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158" style:family="paragraph" style:parent-style-name="Standard">
      <style:text-properties officeooo:rsid="001bdf0a" officeooo:paragraph-rsid="00836c30"/>
    </style:style>
    <style:style style:name="P159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60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61" style:family="paragraph" style:parent-style-name="Standard">
      <style:text-properties fo:font-size="10pt" style:text-underline-style="none" officeooo:rsid="0074bf43" officeooo:paragraph-rsid="00836c30" style:font-size-asian="10pt" style:font-size-complex="10pt"/>
    </style:style>
    <style:style style:name="P162" style:family="paragraph" style:parent-style-name="Standard">
      <style:text-properties fo:font-size="10pt" style:text-underline-style="none" fo:font-weight="bold" officeooo:rsid="0089b4e6" officeooo:paragraph-rsid="0089b4e6" style:font-size-asian="10pt" style:font-weight-asian="bold" style:font-size-complex="10pt" style:font-weight-complex="bold"/>
    </style:style>
    <style:style style:name="P1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16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165" style:family="paragraph" style:parent-style-name="Table_20_Contents">
      <style:text-properties style:text-underline-style="none" officeooo:rsid="00325905" officeooo:paragraph-rsid="00836c30"/>
    </style:style>
    <style:style style:name="P16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16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168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169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170" style:family="paragraph" style:parent-style-name="Table_20_Contents">
      <style:text-properties fo:font-weight="normal" officeooo:paragraph-rsid="00836c30" style:font-weight-asian="normal" style:font-weight-complex="normal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officeooo:rsid="00242002"/>
    </style:style>
    <style:style style:name="T17" style:family="text">
      <style:text-properties officeooo:rsid="00260e25"/>
    </style:style>
    <style:style style:name="T18" style:family="text">
      <style:text-properties officeooo:rsid="0029ae72"/>
    </style:style>
    <style:style style:name="T19" style:family="text">
      <style:text-properties officeooo:rsid="002d6ffe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officeooo:rsid="0037f7b5"/>
    </style:style>
    <style:style style:name="T22" style:family="text">
      <style:text-properties officeooo:rsid="001bdf0a"/>
    </style:style>
    <style:style style:name="T23" style:family="text">
      <style:text-properties officeooo:rsid="003f5531"/>
    </style:style>
    <style:style style:name="T24" style:family="text">
      <style:text-properties officeooo:rsid="004444f6"/>
    </style:style>
    <style:style style:name="T25" style:family="text">
      <style:text-properties officeooo:rsid="00461139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officeooo:rsid="00581b1f"/>
    </style:style>
    <style:style style:name="T28" style:family="text">
      <style:text-properties officeooo:rsid="006217f5"/>
    </style:style>
    <style:style style:name="T29" style:family="text">
      <style:text-properties officeooo:rsid="00644eba"/>
    </style:style>
    <style:style style:name="T30" style:family="text">
      <style:text-properties officeooo:rsid="006bdf35"/>
    </style:style>
    <style:style style:name="T31" style:family="text">
      <style:text-properties officeooo:rsid="006d1c9f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6da8ce"/>
    </style:style>
    <style:style style:name="T34" style:family="text">
      <style:text-properties officeooo:rsid="0074af1a"/>
    </style:style>
    <style:style style:name="T35" style:family="text">
      <style:text-properties officeooo:rsid="00775785"/>
    </style:style>
    <style:style style:name="T36" style:family="text">
      <style:text-properties officeooo:rsid="007876e8"/>
    </style:style>
    <style:style style:name="T37" style:family="text">
      <style:text-properties officeooo:rsid="007cb77f"/>
    </style:style>
    <style:style style:name="T38" style:family="text">
      <style:text-properties fo:background-color="#fff2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1">Comment/Uncomment a line: <text:s/>Ctrl + /</text:p>
      <text:p text:style-name="P2"/>
      <text:p text:style-name="P11"><text:a xlink:type="simple" xlink:href="http://pythontutor.com/" text:style-name="Internet_20_link" text:visited-style-name="Visited_20_Internet_20_Link"><text:span text:style-name="T17">Debug code online step by step</text:span></text:a></text:p>
      <text:p text:style-name="P11"><text:span text:style-name="T17">Or download the program </text:span><text:a xlink:type="simple" xlink:href="https://thonny.org/" text:style-name="Internet_20_link" text:visited-style-name="Visited_20_Internet_20_Link"><text:span text:style-name="T17">Thonny</text:span></text:a> </text:p>
      <text:p text:style-name="P124"/>
      <text:p text:style-name="P125"/>
      <text:p text:style-name="P51">Day 1:</text:p>
      <text:p text:style-name="P46"/>
      <text:p text:style-name="P46">Input Function:</text:p>
      <text:p text:style-name="P3"/>
      <text:p text:style-name="P30"><text:span text:style-name="T7">What is this: </text:span><text:span text:style-name="T8">I</text:span>nput will get you what the user is typing in console.</text:p>
      <text:p text:style-name="P4"/>
      <text:p text:style-name="P29">input(promt for the user) <text:s/>→ inside of parenthesys we have what is going to be printed in the screen and will wait till we type something:</text:p>
      <text:p text:style-name="P29"/>
      <text:p text:style-name="P29">input(“What is your name? ”) <text:s text:c="3"/>→ if you execute this will wait till you type your name or whatever.</text:p>
      <text:p text:style-name="P29"/>
      <text:p text:style-name="P29">Then <text:span text:style-name="T18">if</text:span> you’<text:span text:style-name="T18">ve</text:span> typed “<text:span text:style-name="T18">John</text:span>” will be <text:span text:style-name="T16">substituted</text:span> <text:span text:style-name="T18">and added into it like</text:span>: <text:s/>input(“<text:span text:style-name="T18">John</text:span> ”)</text:p>
      <text:p text:style-name="P29"/>
      <text:p text:style-name="P29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2"/>
      <text:p text:style-name="P32">If you run the program and type John:</text:p>
      <text:p text:style-name="P32">What is your name? John</text:p>
      <text:p text:style-name="P32"/>
      <text:p text:style-name="P29"><text:span text:style-name="T4">input(“What is your name? ”) will </text:span><text:span text:style-name="T5">be replaced by</text:span><text:span text:style-name="T4"> John.</text:span></text:p>
      <text:p text:style-name="P32"/>
      <text:p text:style-name="P12">You can print John if you do this:</text:p>
      <text:p text:style-name="P29">print("Hello " + input("What is your name: "))</text:p>
      <text:p text:style-name="P3"/>
      <text:p text:style-name="P33">You will get:</text:p>
      <text:p text:style-name="P3">What is your name: John</text:p>
      <text:p text:style-name="P3">Hello John</text:p>
      <text:p text:style-name="P3"/>
      <text:p text:style-name="P3"/>
      <text:p text:style-name="P13">Exercise 1.3:</text:p>
      <text:p text:style-name="P3"/>
      <text:p text:style-name="P44">Ask me to type my name and the program will tell you how much letters the name have:</text:p>
      <text:p text:style-name="P44"/>
      <text:p text:style-name="P34">Option 1, One line:</text:p>
      <text:p text:style-name="P44">print(len(input("What is your name? ")))</text:p>
      <text:p text:style-name="P3"/>
      <text:p text:style-name="P34">Option 2, two lines:</text:p>
      <text:p text:style-name="P5">name = input("What is your name? ")</text:p>
      <text:p text:style-name="P5">print(len(name))</text:p>
      <text:p text:style-name="P3"/>
      <text:p text:style-name="P3"/>
      <text:p text:style-name="P126"><text:soft-page-break/></text:p>
      <text:p text:style-name="P47"><text:span text:style-name="T19">Python Variables</text:span>:</text:p>
      <text:p text:style-name="P3"/>
      <text:p text:style-name="P14">Using the previous exercise:</text:p>
      <text:p text:style-name="P45">print(len(input("What is your name? ")))</text:p>
      <text:p text:style-name="P3"/>
      <text:p text:style-name="P35">We can use variables like this:</text:p>
      <text:p text:style-name="P52"/>
      <text:p text:style-name="P52">name = input("What is your name? ")</text:p>
      <text:p text:style-name="P52">length = len(name)</text:p>
      <text:p text:style-name="P52"/>
      <text:p text:style-name="P52">print(length)</text:p>
      <text:p text:style-name="P3"/>
      <text:p text:style-name="P3"/>
      <text:p text:style-name="P15">Exercise 1.4:</text:p>
      <text:p text:style-name="P53">Switch values of variables.</text:p>
      <text:p text:style-name="P53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93">Teacher’<text:span text:style-name="T21">s</text:span> solution:</text:p>
            <text:p text:style-name="P117"/>
            <text:p text:style-name="P6">a = input("a: ")</text:p>
            <text:p text:style-name="P6">b = input("b: ")</text:p>
            <text:p text:style-name="P6"/>
            <text:p text:style-name="P54">a = c</text:p>
            <text:p text:style-name="P54">a = b</text:p>
            <text:p text:style-name="P54">b = c</text:p>
            <text:p text:style-name="P6"/>
            <text:p text:style-name="P6">print("a: " + a)</text:p>
            <text:p text:style-name="P58">print("b: " + b)</text:p>
          </table:table-cell>
        </table:table-row>
        <table:table-row>
          <table:table-cell table:style-name="Table1.A2" office:value-type="string">
            <text:p text:style-name="P101">Result:</text:p>
            <text:p text:style-name="P101"/>
            <text:p text:style-name="P97">a: AAAAA</text:p>
            <text:p text:style-name="P97">b: BBBBB</text:p>
            <text:p text:style-name="P97">a: BBBBB</text:p>
            <text:p text:style-name="P97">b: AAAAA</text:p>
            <text:p text:style-name="Table_20_Contents"/>
          </table:table-cell>
          <table:table-cell table:style-name="Table1.B2" office:value-type="string">
            <text:p text:style-name="P101">Result:</text:p>
            <text:p text:style-name="P97"/>
            <text:p text:style-name="P97">a: AAAAA</text:p>
            <text:p text:style-name="P97">b: BBBBB</text:p>
            <text:p text:style-name="P97">a: BBBBB</text:p>
            <text:p text:style-name="P97">b: AAAAA</text:p>
          </table:table-cell>
        </table:table-row>
      </table:table>
      <text:p text:style-name="P6"/>
      <text:p text:style-name="P3"/>
      <text:p text:style-name="P16">Variable names:</text:p>
      <text:p text:style-name="P55">length1 = 10 <text:s/>→ good</text:p>
      <text:p text:style-name="P55">1length = 10 <text:s text:c="2"/>→ not allowed to start variable names with numbers</text:p>
      <text:p text:style-name="P55"/>
      <text:p text:style-name="P55">user_name = “John” <text:s/>→ good</text:p>
      <text:p text:style-name="P56">user name = “John” <text:s text:c="3"/>→ not allowed, the variable name have to be a single item without spaces.</text:p>
      <text:p text:style-name="P56"/>
      <text:p text:style-name="P56">Is not recommended to use function names as variable names, like print, len or so.</text:p>
      <text:p text:style-name="P3"/>
      <text:p text:style-name="P3"/>
      <text:p text:style-name="P3"/>
      <text:p text:style-name="P3"/>
      <text:p text:style-name="P128"><text:soft-page-break/></text:p>
      <text:p text:style-name="P57"/>
      <text:p text:style-name="P57"><text:span text:style-name="T20">Final project: </text:span><text:a xlink:type="simple" xlink:href="https://repl.it/@appbrewery/band-name-generator-start#main.py" text:style-name="Internet_20_link" text:visited-style-name="Visited_20_Internet_20_Link"><text:span text:style-name="T22">https://repl.it/@appbrewery/band-name-generator-start#main.py</text:span></text:a></text:p>
      <text:p text:style-name="P3"/>
      <text:p text:style-name="P59">Exercise:</text:p>
      <text:p text:style-name="P59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My solution:</text:p>
            <text:p text:style-name="P7"/>
            <text:p text:style-name="P65">print("This program creates a band name:")</text:p>
            <text:p text:style-name="P65">print("---------------------------------")</text:p>
            <text:p text:style-name="P65"/>
            <text:p text:style-name="P65">city = input("In which city did you grew up? ")</text:p>
            <text:p text:style-name="P65"/>
            <text:p text:style-name="P65">pet = input("Tell me the name of your pet ")</text:p>
            <text:p text:style-name="P65"/>
            <text:p text:style-name="P65">space = " "</text:p>
            <text:p text:style-name="P65"/>
            <text:p text:style-name="P65">print( city + space + pet )</text:p>
            <text:p text:style-name="P65"/>
          </table:table-cell>
          <table:table-cell table:style-name="Table2.B1" office:value-type="string">
            <text:p text:style-name="P94">Teacher’<text:span text:style-name="T21">s</text:span> solution:</text:p>
            <text:p text:style-name="P118"/>
            <text:p text:style-name="P60">print("Welcome to the band name generator.")</text:p>
            <text:p text:style-name="P60"/>
            <text:p text:style-name="P60">city = input("Which city did you grow up in?\n")</text:p>
            <text:p text:style-name="P60"/>
            <text:p text:style-name="P60">pet = input("What is the name of a pet?\n")</text:p>
            <text:p text:style-name="P60"/>
            <text:p text:style-name="P60">print("Your band name cound be: " + city + " " + pet)</text:p>
          </table:table-cell>
        </table:table-row>
        <table:table-row>
          <table:table-cell table:style-name="Table2.A2" office:value-type="string">
            <text:p text:style-name="P105">Result:</text:p>
            <text:p text:style-name="P102"/>
            <text:p text:style-name="P98">This program creates a band name:</text:p>
            <text:p text:style-name="P98">---------------------------------</text:p>
            <text:p text:style-name="P98">In which city did you grew up? Figueres</text:p>
            <text:p text:style-name="P98">Tell me the name of your pet Boris</text:p>
            <text:p text:style-name="P108">Figueres Boris</text:p>
            <text:p text:style-name="P121"/>
          </table:table-cell>
          <table:table-cell table:style-name="Table2.B2" office:value-type="string">
            <text:p text:style-name="P105">Result:</text:p>
            <text:p text:style-name="P98"/>
            <text:p text:style-name="P98">Welcome to the band name generator.</text:p>
            <text:p text:style-name="P98">Which city did you grow up in?</text:p>
            <text:p text:style-name="P98">Bristol</text:p>
            <text:p text:style-name="P98">What is the name of a pet?</text:p>
            <text:p text:style-name="P98">Rabbit</text:p>
            <text:p text:style-name="P98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7"/>
      <text:p text:style-name="P127"/>
      <text:p text:style-name="P50">Day <text:span text:style-name="T23">2</text:span>:</text:p>
      <text:p text:style-name="P48"/>
      <text:p text:style-name="P70">Data Types:</text:p>
      <text:p text:style-name="P3"/>
      <text:p text:style-name="P17">String:</text:p>
      <text:p text:style-name="P3"/>
      <text:p text:style-name="P3">“ ” <text:s/>→<text:span text:style-name="T24"> Anything between quotes or double quotes will be trated as a string (text).</text:span></text:p>
      <text:p text:style-name="P3">“<text:span text:style-name="T24">1234</text:span>” →<text:span text:style-name="T24"> this will be treated as a string.</text:span></text:p>
      <text:p text:style-name="P3"/>
      <text:p text:style-name="P69">print(“Hello” [4] ) <text:s text:c="2"/>→ this will print the last character, o</text:p>
      <text:p text:style-name="P3"/>
      <text:p text:style-name="P3">print("123" + "456") <text:s/>→<text:span text:style-name="T25"> this will give you: <text:s text:c="2"/>123456</text:span></text:p>
      <text:p text:style-name="P3"/>
      <text:p text:style-name="P3"/>
      <text:p text:style-name="P18">Integer:</text:p>
      <text:p text:style-name="P72"/>
      <text:p text:style-name="P18"><text:span text:style-name="T8">print(123 + 456) → </text:span><text:span text:style-name="T9">579 </text:span></text:p>
      <text:p text:style-name="P72"/>
      <text:p text:style-name="P19"><text:span text:style-name="T26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73"/>
      <text:p text:style-name="P73">123_123_3534 <text:s text:c="2"/>→ will be interpreted like this: <text:s/>1231233534</text:p>
      <text:p text:style-name="P72"/>
      <text:p text:style-name="P72"/>
      <text:p text:style-name="P20">Float:</text:p>
      <text:p text:style-name="P72"/>
      <text:p text:style-name="P74">3.23423 </text:p>
      <text:p text:style-name="P74">242343.640</text:p>
      <text:p text:style-name="P74"/>
      <text:p text:style-name="P21">Boolean:</text:p>
      <text:p text:style-name="P75">True</text:p>
      <text:p text:style-name="P75">False</text:p>
      <text:p text:style-name="P72"/>
      <text:p text:style-name="P22"><text:span text:style-name="T8">Both starting with Capitals </text:span><text:span text:style-name="T11">and without quotation marks, otherwhise it would turn them into strings.</text:span></text:p>
      <text:p text:style-name="P76"/>
      <text:p text:style-name="P76"/>
      <text:p text:style-name="P71">Function Types:</text:p>
      <text:p text:style-name="P72"/>
      <text:p text:style-name="P77">type() <text:s/>→ it gives you the type of data.</text:p>
      <text:p text:style-name="P72"/>
      <text:p text:style-name="P40">Example:</text:p>
      <text:p text:style-name="P18"><text:span text:style-name="T8">num_char = len(input("What is your name? ")) <text:s/>→</text:span><text:span text:style-name="T12"> num_char is an integer</text:span></text:p>
      <text:p text:style-name="P72"/>
      <text:p text:style-name="P18"><text:span text:style-name="T8">print("Your name has " + num_char + "characters.") <text:s/>→</text:span><text:span text:style-name="T12"> this gives error because you can NOT add</text:span></text:p>
      <text:p text:style-name="P18"><text:span text:style-name="T8"><text:tab/><text:tab/><text:tab/><text:tab/><text:tab/><text:tab/><text:tab/> <text:s text:c="7"/></text:span><text:span text:style-name="T12">strings + integers, only the same data type.</text:span></text:p>
      <text:p text:style-name="P78"/>
      <text:p text:style-name="P23"><text:span text:style-name="T8">To know the type of the data you are using, use the </text:span><text:span text:style-name="T3">type() </text:span><text:span text:style-name="T6">function.</text:span></text:p>
      <text:p text:style-name="P18"><text:span text:style-name="T8">print(type(num_char)) <text:s/>→</text:span><text:span text:style-name="T13"> &lt;class ‘int’&gt;</text:span></text:p>
      <text:p text:style-name="P24"><text:soft-page-break/><text:span text:style-name="T27">C</text:span>onvert a data type to a string:</text:p>
      <text:p text:style-name="P72"/>
      <text:p text:style-name="P79">You can use the type function to investigate which data type you are using.</text:p>
      <text:p text:style-name="P79">With type function you can CONVERT one datatype to another.</text:p>
      <text:p text:style-name="P79"/>
      <text:p text:style-name="P80"/>
      <text:p text:style-name="P80">To make work the previous exercise convert the integer to string:</text:p>
      <text:p text:style-name="P80"/>
      <text:p text:style-name="P80">num_char = len(input("What is your name? "))</text:p>
      <text:p text:style-name="P80"/>
      <text:p text:style-name="P24"><text:span text:style-name="T8">new_num_char = </text:span>str(num_char)</text:p>
      <text:p text:style-name="P80"/>
      <text:p text:style-name="P80">print("Your name has " + new_num_char + " characters.")</text:p>
      <text:p text:style-name="P72"/>
      <text:p text:style-name="P72"/>
      <text:p text:style-name="P80">We convert the variable num_char to a string and we give it a new name, now the program will work because the whole print statement is adding strings:</text:p>
      <text:p text:style-name="P80"/>
      <text:p text:style-name="P92">What is your name? sfgsdfgsfgsfgs</text:p>
      <text:p text:style-name="P92">Your name has 14 characters.</text:p>
      <text:p text:style-name="P80"/>
      <text:p text:style-name="P80"/>
      <text:p text:style-name="P25">Exercise 2.1:</text:p>
      <text:p text:style-name="P80"/>
      <text:p text:style-name="P82">Type two numbers and <text:span text:style-name="T28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My solution:</text:p>
            <text:p text:style-name="P8"/>
            <text:p text:style-name="P66">two_digit_number = input("Type a two digit number: ")</text:p>
            <text:p text:style-name="P8"/>
            <text:p text:style-name="P66">first = int(two_digit_number[0])</text:p>
            <text:p text:style-name="P66">second = int(two_digit_number[1])</text:p>
            <text:p text:style-name="P66"/>
            <text:p text:style-name="P66">print(first + second)</text:p>
          </table:table-cell>
          <table:table-cell table:style-name="Table3.B1" office:value-type="string">
            <text:p text:style-name="P95">Teacher’<text:span text:style-name="T21">s</text:span> solution:</text:p>
            <text:p text:style-name="P119"/>
            <text:p text:style-name="P61">two_digit_number = input("Type a two digit number: ")</text:p>
            <text:p text:style-name="P61"/>
            <text:p text:style-name="P63">first_digit = <text:span text:style-name="T22">two_digit_number[0]</text:span></text:p>
            <text:p text:style-name="P63">second_digit = <text:span text:style-name="T22">two_digit_number[0]</text:span></text:p>
            <text:p text:style-name="P63"/>
            <text:p text:style-name="P63">result = int(first_digit) + int(second_digit)</text:p>
            <text:p text:style-name="P63"/>
            <text:p text:style-name="P63">print(result)</text:p>
          </table:table-cell>
        </table:table-row>
        <table:table-row>
          <table:table-cell table:style-name="Table3.A2" office:value-type="string">
            <text:p text:style-name="P106">Result:</text:p>
            <text:p text:style-name="P103"/>
            <text:p text:style-name="P113">Type a two digit number: 23</text:p>
            <text:p text:style-name="P109">5</text:p>
            <text:p text:style-name="P122"/>
          </table:table-cell>
          <table:table-cell table:style-name="Table3.B2" office:value-type="string">
            <text:p text:style-name="P106">Result:</text:p>
            <text:p text:style-name="P99"/>
            <text:p text:style-name="P114">Type a two digit number: <text:span text:style-name="T29">87</text:span></text:p>
            <text:p text:style-name="P112">15</text:p>
          </table:table-cell>
        </table:table-row>
      </table:table>
      <text:p text:style-name="P83"/>
      <text:p text:style-name="P27">Teacher’s explanation:</text:p>
      <text:p text:style-name="P72"/>
      <text:p text:style-name="P84">First we have to know which is the data type of the variable two_digit_number</text:p>
      <text:p text:style-name="P84"><text:tab/>print(type(two_digit_number)) <text:s text:c="2"/>→ which is a &lt;class ‘str’&gt;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29"><text:soft-page-break/></text:p>
      <text:p text:style-name="P130"/>
      <text:p text:style-name="P85"/>
      <text:p text:style-name="P49">Mathematical Operations in Python:</text:p>
      <text:p text:style-name="P72"/>
      <text:p text:style-name="P132">3 + 4</text:p>
      <text:p text:style-name="P87">5 - 2</text:p>
      <text:p text:style-name="P87">3 * 7</text:p>
      <text:p text:style-name="P87">6 / 3 <text:s/>→ the result will be a float, 2.0 in this examples</text:p>
      <text:p text:style-name="P88">** <text:s/>exponent, when you want to raise a number to a power</text:p>
      <text:p text:style-name="P133">2 ** 3 <text:s/>→ two 3 times is 8. <text:s/>2 * 2 * 2 = 8</text:p>
      <text:p text:style-name="P72"/>
      <text:p text:style-name="P72"/>
      <text:p text:style-name="P28">Order of the operations:</text:p>
      <text:p text:style-name="P72"/>
      <text:p text:style-name="P89">If you have different operations in the same line of code, there is an order that the program will follow.</text:p>
      <text:p text:style-name="P89"/>
      <text:p text:style-name="P89">The rule to remember is PEMDAS:</text:p>
      <text:list xml:id="list2291947856" text:style-name="L1">
        <text:list-item>
          <text:p text:style-name="P134">Parentheses <text:s/>()</text:p>
        </text:list-item>
        <text:list-item>
          <text:p text:style-name="P134">Exponents <text:s text:c="4"/>**</text:p>
        </text:list-item>
        <text:list-item>
          <text:p text:style-name="P134">Multiplication <text:s/>* <text:s/><text:span text:style-name="T30">and <text:s text:c="3"/></text:span>Division <text:s/>/ <text:s text:c="2"/>→<text:span text:style-name="T30"> they are equal important. First coming wins</text:span></text:p>
        </text:list-item>
        <text:list-item>
          <text:p text:style-name="P135">Addition + <text:s text:c="2"/><text:span text:style-name="T31">and <text:s/></text:span>Substraction <text:s text:c="2"/>- <text:s text:c="6"/>→<text:span text:style-name="T31"> they are equal important. First coming wins</text:span></text:p>
        </text:list-item>
      </text:list>
      <text:p text:style-name="P89"/>
      <text:p text:style-name="P41">Example:</text:p>
      <text:p text:style-name="P72">print( 3 * 3 + 3 / 3 - 3)</text:p>
      <text:p text:style-name="P72"/>
      <text:p text:style-name="P90">First will do the mutiplication, 3 * 3 = 9 <text:s text:c="3"/>→<text:span text:style-name="T30">is first because is the first operation on the left.</text:span></text:p>
      <text:p text:style-name="P90">Second the division, 3 /3 = 1.0 <text:s/>→ float, <text:span text:style-name="T30">ran the second after the multiplication because comes after.</text:span></text:p>
      <text:p text:style-name="P90">Third the addition, 9 + 1.0 = 10.0</text:p>
      <text:p text:style-name="P90">Last the substraction, 10.0 - 3 = <text:s/>7.0</text:p>
      <text:p text:style-name="P90"/>
      <text:p text:style-name="P90"/>
      <text:p text:style-name="P42">Example 2:<text:span text:style-name="T32"> <text:s text:c="2"/>Make that operation to have 3 as result</text:span></text:p>
      <text:p text:style-name="P43"><text:span text:style-name="T32">print( 3 * </text:span><text:span text:style-name="T33">(</text:span><text:span text:style-name="T32">3 + 3</text:span><text:span text:style-name="T33">)</text:span><text:span text:style-name="T32"> / 3 - 3)</text:span></text:p>
      <text:p text:style-name="P137"/>
      <text:p text:style-name="P138">First the parenthesy, 3 + 3 = 6</text:p>
      <text:p text:style-name="P138">Second the multiplication because is the first on the left, 3 * 6 = 18</text:p>
      <text:p text:style-name="P138">Third de division, 18 / 6 = 6</text:p>
      <text:p text:style-name="P138">Last the substraction, 6 - 3 = 3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1"><text:soft-page-break/></text:p>
      <text:p text:style-name="P131"/>
      <text:p text:style-name="P86"/>
      <text:p text:style-name="P152">[Interactive Coding Exercise] BMI Calculator:</text:p>
      <text:p text:style-name="P138"/>
      <text:p text:style-name="P26">Exercise 2.<text:span text:style-name="T34">2</text:span>:</text:p>
      <text:p text:style-name="P81"/>
      <text:p text:style-name="P91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My solution:</text:p>
            <text:p text:style-name="P10"/>
            <text:p text:style-name="P67">height = input("enter your height in m: ")</text:p>
            <text:p text:style-name="P67">weight = input("enter your weight in kg: ")</text:p>
            <text:p text:style-name="P67"/>
            <text:p text:style-name="P67">height = float(height)</text:p>
            <text:p text:style-name="P67">weight = float(weight)</text:p>
            <text:p text:style-name="P67"/>
            <text:p text:style-name="P67">print(int(height / (weight * weight )))</text:p>
          </table:table-cell>
          <table:table-cell table:style-name="Table4.B1" office:value-type="string">
            <text:p text:style-name="P96">Teacher’<text:span text:style-name="T21">s</text:span> solution:</text:p>
            <text:p text:style-name="P120"/>
            <text:p text:style-name="P68">height = input("enter your height in m: ")</text:p>
            <text:p text:style-name="P62">weight = input("enter your weight in kg: ")</text:p>
            <text:p text:style-name="P62"/>
            <text:p text:style-name="P64">bmi = int(<text:span text:style-name="T22">weight</text:span>) <text:s/>/ float(h<text:span text:style-name="T22">eight</text:span>) ** 2</text:p>
            <text:p text:style-name="P64">bmi_as_int = int(bmi)</text:p>
            <text:p text:style-name="P64"/>
            <text:p text:style-name="P64">print(bmi_as_int)</text:p>
          </table:table-cell>
        </table:table-row>
        <table:table-row>
          <table:table-cell table:style-name="Table4.A2" office:value-type="string">
            <text:p text:style-name="P107">Result:</text:p>
            <text:p text:style-name="P104"/>
            <text:p text:style-name="P115">enter your height in m: 80</text:p>
            <text:p text:style-name="P115">enter your weight in kg: 1.75</text:p>
            <text:p text:style-name="P110">26</text:p>
            <text:p text:style-name="P123"/>
          </table:table-cell>
          <table:table-cell table:style-name="Table4.B2" office:value-type="string">
            <text:p text:style-name="P107">Result:</text:p>
            <text:p text:style-name="P100"/>
            <text:p text:style-name="P116">enter your height in m: 80</text:p>
            <text:p text:style-name="P116">enter your weight in kg: 1.75</text:p>
            <text:p text:style-name="P111">26</text:p>
          </table:table-cell>
        </table:table-row>
      </table:table>
      <text:p text:style-name="P139"/>
      <text:p text:style-name="P138"/>
      <text:p text:style-name="P163"/>
      <text:p text:style-name="P163"/>
      <text:p text:style-name="P136"/>
      <text:p text:style-name="P153">Number Manipulation and F Strings in Python:</text:p>
      <text:p text:style-name="P138"/>
      <text:p text:style-name="P138"/>
      <text:p text:style-name="P142">Round the number:</text:p>
      <text:p text:style-name="P141">If you are dividing a number it will give you a float. </text:p>
      <text:p text:style-name="P141"/>
      <text:p text:style-name="P141">You can limit the decimals appearing on the right after the colon by using round.</text:p>
      <text:p text:style-name="P141"/>
      <text:p text:style-name="P154">Example:</text:p>
      <text:p text:style-name="P138"/>
      <text:p text:style-name="P138">print(8 / 3) <text:s/>→<text:span text:style-name="T35"> 2.6666666666666665</text:span></text:p>
      <text:p text:style-name="P138"/>
      <text:p text:style-name="P138">print(<text:span text:style-name="T7">round</text:span>(8 / 3)) <text:s/>→<text:span text:style-name="T35"> 3</text:span></text:p>
      <text:p text:style-name="P138"/>
      <text:p text:style-name="P138">print(<text:span text:style-name="T7">round</text:span>(8 / 3, 2)) →<text:span text:style-name="T35"> 2.67</text:span></text:p>
      <text:p text:style-name="P138"/>
      <text:p text:style-name="P138">print(<text:span text:style-name="T7">round</text:span>(2.6666666, 2)) <text:s/>→<text:span text:style-name="T35"> 2.67</text:span></text:p>
      <text:p text:style-name="P138"/>
      <text:p text:style-name="P138"/>
      <text:p text:style-name="P138"/>
      <text:p text:style-name="P138"/>
      <text:p text:style-name="P138"/>
      <text:p text:style-name="P138"/>
      <text:p text:style-name="P143"><text:soft-page-break/>Use the floor edition:</text:p>
      <text:p text:style-name="P138"/>
      <text:p text:style-name="P138">print(8 / 3) →<text:span text:style-name="T36"> 2.6666666666666665 <text:s text:c="3"/>→ float number</text:span></text:p>
      <text:p text:style-name="P138"/>
      <text:p text:style-name="P138">print(8 // 3) →<text:span text:style-name="T36"> 2<text:tab/><text:tab/>→ int number</text:span></text:p>
      <text:p text:style-name="P138"/>
      <text:p text:style-name="P138"/>
      <text:p text:style-name="P144">Using variables:</text:p>
      <text:p text:style-name="P144"><text:span text:style-name="T8"/></text:p>
      <text:p text:style-name="P144"><text:span text:style-name="T8">result = 4/2 <text:s/>→</text:span><text:span text:style-name="T14"> 2</text:span></text:p>
      <text:p text:style-name="P144"><text:span text:style-name="T8">result </text:span>*=<text:span text:style-name="T8"> 3 <text:s text:c="3"/>→</text:span><text:span text:style-name="T14"> 2 x 3</text:span></text:p>
      <text:p text:style-name="P144"><text:span text:style-name="T8">print(result) <text:s/>→</text:span><text:span text:style-name="T14"> 6</text:span></text:p>
      <text:p text:style-name="P144"><text:span text:style-name="T14"/></text:p>
      <text:p text:style-name="P145"><text:span text:style-name="T8">score = 0</text:span></text:p>
      <text:p text:style-name="P145"><text:span text:style-name="T8">score </text:span>+=<text:span text:style-name="T8"> 1</text:span></text:p>
      <text:p text:style-name="P145"><text:span text:style-name="T8">print(score) <text:s/>→ 1</text:span></text:p>
      <text:p text:style-name="P145"><text:span text:style-name="T8"/></text:p>
      <text:p text:style-name="P146"><text:span text:style-name="T8"/></text:p>
      <text:p text:style-name="P146">Change datarypes: <text:s/><text:span text:style-name="T37">f-String</text:span></text:p>
      <text:p text:style-name="P146"><text:span text:style-name="T8"/></text:p>
      <text:p text:style-name="P147"><text:span text:style-name="T8">We can not use different datatypes to operate in the same line, if you use a string + int the program will fail.</text:span></text:p>
      <text:p text:style-name="P147"><text:span text:style-name="T8"/></text:p>
      <text:p text:style-name="P155"><text:span text:style-name="T8">To make it work until now we are converting the data, to str in the below example:</text:span></text:p>
      <text:p text:style-name="P146"><text:span text:style-name="T8">score = 0</text:span></text:p>
      <text:p text:style-name="P146"><text:span text:style-name="T8">print("Your score is: " + </text:span>str(<text:span text:style-name="T8">score))</text:span></text:p>
      <text:p text:style-name="P146"><text:span text:style-name="T8"/></text:p>
      <text:p text:style-name="P146"><text:span text:style-name="T8"/></text:p>
      <text:p text:style-name="P156"><text:span text:style-name="T8">But we can use f-String to make it much more easy:</text:span></text:p>
      <text:p text:style-name="P146"><text:span text:style-name="T8"/></text:p>
      <text:p text:style-name="P146"><text:span text:style-name="T8">score = 0</text:span></text:p>
      <text:p text:style-name="P146"><text:span text:style-name="T8">height = 1.8</text:span></text:p>
      <text:p text:style-name="P146"><text:span text:style-name="T8">isWinning = True</text:span></text:p>
      <text:p text:style-name="P146"><text:span text:style-name="T8"/></text:p>
      <text:p text:style-name="P146"><text:span text:style-name="T8">print(</text:span><text:span text:style-name="T38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146"><text:span text:style-name="T8"/></text:p>
      <text:p text:style-name="P146"><text:span text:style-name="T8">→</text:span><text:span text:style-name="T15"> Your score is 0, your height is 1.8, you are winning is True </text:span></text:p>
      <text:p text:style-name="P146"><text:span text:style-name="T8"/></text:p>
      <text:p text:style-name="P146"><text:span text:style-name="T8"/></text:p>
      <text:p text:style-name="P148"><text:span text:style-name="T8">We are calling the variables with {}</text:span></text:p>
      <text:p text:style-name="P146"><text:span text:style-name="T8"/></text:p>
      <text:p text:style-name="P146"><text:span text:style-name="T8"/></text:p>
      <text:p text:style-name="P149">Exercise:</text:p>
      <text:p text:style-name="P146"><text:span text:style-name="T8"/></text:p>
      <text:p text:style-name="P149"><text:span text:style-name="T8">If you live 90 years you will have 32850 days, 4680 weeks and 1080 months.</text:span></text:p>
      <text:p text:style-name="P146"><text:span text:style-name="T8"/></text:p>
      <text:p text:style-name="P149"><text:span text:style-name="T8">Calculate how much time will be using you age as a reference and comparing it with 90 years.</text:span></text:p>
      <text:p text:style-name="P146"><text:span text:style-name="T8"/></text:p>
      <text:p text:style-name="P150"><text:span text:style-name="T8">Ask for your age and do the math:</text:span></text:p>
      <text:p text:style-name="P146"><text:span text:style-name="T8">days = age - 90 * 365</text:span></text:p>
      <text:p text:style-name="P146"><text:span text:style-name="T8">weeks = age - 90 * 52</text:span></text:p>
      <text:p text:style-name="P146"><text:span text:style-name="T8">months = age - 90 * 12</text:span></text:p>
      <text:p text:style-name="P158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7">My solution:</text:p>
            <text:p text:style-name="P158"/>
            <text:p text:style-name="P159">age = input("What is your current age? ")</text:p>
            <text:p text:style-name="P159"/>
            <text:p text:style-name="P159">age = int(age)</text:p>
            <text:p text:style-name="P159"/>
            <text:p text:style-name="P159">days = (90 - age) * 365</text:p>
            <text:p text:style-name="P159">weeks = (90 - age) * 52</text:p>
            <text:p text:style-name="P159">months = (90 - age) * 12</text:p>
            <text:p text:style-name="P159"/>
            <text:p text:style-name="P159">print(f"You have {days} days, {weeks} weeks, and {months} months left.")</text:p>
          </table:table-cell>
          <table:table-cell table:style-name="Table5.B1" office:value-type="string">
            <text:p text:style-name="P164">Teacher’<text:span text:style-name="T21">s</text:span> solution:</text:p>
            <text:p text:style-name="P165"/>
            <text:p text:style-name="P160">age = input("What is your current age? ")</text:p>
            <text:p text:style-name="P160"/>
            <text:p text:style-name="P160">age_as_int = int(age)</text:p>
            <text:p text:style-name="P160"/>
            <text:p text:style-name="P160">years_remaining = 90 - age_as_int</text:p>
            <text:p text:style-name="P160">days_remaining = years_remaining * 365</text:p>
            <text:p text:style-name="P160">weeks_remaining = years_remaining * 52</text:p>
            <text:p text:style-name="P160">months_remaining = years_remaining * 12</text:p>
            <text:p text:style-name="P160"/>
            <text:p text:style-name="P160">message = f"You have {days_remaining} days, {weeks_remaining} weeks, and {months_remaining} months left."</text:p>
            <text:p text:style-name="P160"/>
            <text:p text:style-name="P160">print(message)</text:p>
          </table:table-cell>
        </table:table-row>
        <table:table-row>
          <table:table-cell table:style-name="Table5.A2" office:value-type="string">
            <text:p text:style-name="P166">Result:</text:p>
            <text:p text:style-name="P167"/>
            <text:p text:style-name="P168">What is your current age?<text:span text:style-name="T7"> </text:span>40</text:p>
            <text:p text:style-name="P168">You have 18250 days, 2600 weeks, and 600 months left.</text:p>
            <text:p text:style-name="P170"/>
          </table:table-cell>
          <table:table-cell table:style-name="Table5.B2" office:value-type="string">
            <text:p text:style-name="P166">Result:</text:p>
            <text:p text:style-name="P169"/>
            <text:p text:style-name="P168">What is your current age? 40</text:p>
            <text:p text:style-name="P168">You have 18250 days, 2600 weeks, and 600 months left.</text:p>
          </table:table-cell>
        </table:table-row>
      </table:table>
      <text:p text:style-name="P140"><text:span text:style-name="T8"/></text:p>
      <text:p text:style-name="P151"><text:span text:style-name="T8">Variation after cheking teacher’s example:</text:span></text:p>
      <text:p text:style-name="P151"><text:span text:style-name="T8"/></text:p>
      <text:p text:style-name="P162"><text:span text:style-name="T8">age = input("What is your current age? ")</text:span></text:p>
      <text:p text:style-name="P162"><text:span text:style-name="T8"/></text:p>
      <text:p text:style-name="P162"><text:span text:style-name="T8">age = 90 - int(age)</text:span></text:p>
      <text:p text:style-name="P162"><text:span text:style-name="T8"/></text:p>
      <text:p text:style-name="P162"><text:span text:style-name="T8">days = age * 365</text:span></text:p>
      <text:p text:style-name="P162"><text:span text:style-name="T8">weeks = age * 52</text:span></text:p>
      <text:p text:style-name="P162"><text:span text:style-name="T8">months = age * 12</text:span></text:p>
      <text:p text:style-name="P162"><text:span text:style-name="T8"/></text:p>
      <text:p text:style-name="P162"><text:span text:style-name="T8">print(f"You have {days} days, {weeks} weeks, and {months} months left.")</text:span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oft-page-break/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  <text:p text:style-name="P14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23T07:12:15.084976731</dc:date>
    <meta:editing-duration>PT9H15M12S</meta:editing-duration>
    <meta:editing-cycles>94</meta:editing-cycles>
    <meta:document-statistic meta:table-count="5" meta:image-count="0" meta:object-count="0" meta:page-count="10" meta:paragraph-count="278" meta:word-count="1738" meta:character-count="9324" meta:non-whitespace-character-count="7766"/>
  </office:meta>
</office:document-meta>
</file>